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5658a1" style:parent-style-name="Standard">
      <style:text-properties fo:country="DE" fo:font-size="11.0pt" fo:language="de" style:font-name-asian="Cambria" style:font-size-asian="11.0pt"/>
    </style:style>
    <style:style style:family="table-cell" style:name="aadc2f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19f28" style:parent-style-name="Standard">
      <style:text-properties fo:country="DE" fo:font-size="11.0pt" fo:language="de" style:font-name-asian="Cambria" style:font-size-asian="11.0pt"/>
    </style:style>
    <style:style style:family="table-cell" style:name="a1363c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d615c" style:parent-style-name="Standard">
      <style:text-properties fo:country="DE" fo:font-size="11.0pt" fo:language="de" style:font-name-asian="Cambria" style:font-size-asian="11.0pt"/>
    </style:style>
    <style:style style:family="table-cell" style:name="a82317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f898c" style:parent-style-name="Standard">
      <style:text-properties fo:country="DE" fo:font-size="11.0pt" fo:language="de" style:font-name-asian="Cambria" style:font-size-asian="11.0pt"/>
    </style:style>
    <style:style style:family="table-cell" style:name="ae3709d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b9828">
      <style:table-row-properties style:row-height="10.0mm"/>
    </style:style>
    <style:style style:family="paragraph" style:name="a85da9b" style:parent-style-name="Standard">
      <style:text-properties fo:country="DE" fo:font-size="11.0pt" fo:language="de" style:font-name-asian="Cambria" style:font-size-asian="11.0pt"/>
    </style:style>
    <style:style style:family="table-cell" style:name="a25fe4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ecc60" style:parent-style-name="Standard">
      <style:text-properties fo:country="DE" fo:font-size="11.0pt" fo:language="de" style:font-name-asian="Cambria" style:font-size-asian="11.0pt"/>
    </style:style>
    <style:style style:family="table-cell" style:name="ace94f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18447" style:parent-style-name="Standard">
      <style:text-properties fo:country="DE" fo:font-size="11.0pt" fo:language="de" style:font-name-asian="Cambria" style:font-size-asian="11.0pt"/>
    </style:style>
    <style:style style:family="table-cell" style:name="aa53eb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d39b2" style:parent-style-name="Standard">
      <style:text-properties fo:country="DE" fo:font-size="11.0pt" fo:language="de" style:font-name-asian="Cambria" style:font-size-asian="11.0pt"/>
    </style:style>
    <style:style style:family="table-cell" style:name="a6a468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6fbf04">
      <style:table-row-properties style:row-height="10.0mm"/>
    </style:style>
    <style:style style:family="paragraph" style:name="aeca582" style:parent-style-name="Standard">
      <style:text-properties fo:country="DE" fo:font-size="11.0pt" fo:language="de" style:font-name-asian="Cambria" style:font-size-asian="11.0pt"/>
    </style:style>
    <style:style style:family="table-cell" style:name="abf6f8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23449" style:parent-style-name="Standard">
      <style:text-properties fo:country="DE" fo:font-size="11.0pt" fo:language="de" style:font-name-asian="Cambria" style:font-size-asian="11.0pt"/>
    </style:style>
    <style:style style:family="table-cell" style:name="af1a83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c3b61" style:parent-style-name="Standard">
      <style:text-properties fo:country="DE" fo:font-size="11.0pt" fo:language="de" style:font-name-asian="Cambria" style:font-size-asian="11.0pt"/>
    </style:style>
    <style:style style:family="table-cell" style:name="ad433b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d0b5d" style:parent-style-name="Standard">
      <style:text-properties fo:country="DE" fo:font-size="11.0pt" fo:language="de" style:font-name-asian="Cambria" style:font-size-asian="11.0pt"/>
    </style:style>
    <style:style style:family="table-cell" style:name="add268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1c896c">
      <style:table-row-properties style:row-height="10.0mm"/>
    </style:style>
    <style:style style:family="paragraph" style:name="a36eada" style:parent-style-name="Standard">
      <style:text-properties fo:country="DE" fo:font-size="11.0pt" fo:language="de" style:font-name-asian="Cambria" style:font-size-asian="11.0pt"/>
    </style:style>
    <style:style style:family="table-cell" style:name="a112c1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ae6d0" style:parent-style-name="Standard">
      <style:text-properties fo:country="DE" fo:font-size="11.0pt" fo:language="de" style:font-name-asian="Cambria" style:font-size-asian="11.0pt"/>
    </style:style>
    <style:style style:family="table-cell" style:name="a6bff8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5839d" style:parent-style-name="Standard">
      <style:text-properties fo:country="DE" fo:font-size="11.0pt" fo:language="de" style:font-name-asian="Cambria" style:font-size-asian="11.0pt"/>
    </style:style>
    <style:style style:family="table-cell" style:name="ac02ea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f9efc" style:parent-style-name="Standard">
      <style:text-properties fo:country="DE" fo:font-size="11.0pt" fo:language="de" style:font-name-asian="Cambria" style:font-size-asian="11.0pt"/>
    </style:style>
    <style:style style:family="table-cell" style:name="a34846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4ce316">
      <style:table-row-properties style:row-height="10.0mm"/>
    </style:style>
    <style:style style:family="paragraph" style:name="a4693f9" style:parent-style-name="Standard">
      <style:text-properties fo:country="DE" fo:font-size="11.0pt" fo:language="de" style:font-name-asian="Cambria" style:font-size-asian="11.0pt"/>
    </style:style>
    <style:style style:family="table-cell" style:name="a795da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7059e" style:parent-style-name="Standard">
      <style:text-properties fo:country="DE" fo:font-size="11.0pt" fo:language="de" style:font-name-asian="Cambria" style:font-size-asian="11.0pt"/>
    </style:style>
    <style:style style:family="table-cell" style:name="a6438ad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c1a48" style:parent-style-name="Standard">
      <style:text-properties fo:country="DE" fo:font-size="11.0pt" fo:language="de" style:font-name-asian="Cambria" style:font-size-asian="11.0pt"/>
    </style:style>
    <style:style style:family="table-cell" style:name="aeeebc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e1d52" style:parent-style-name="Standard">
      <style:text-properties fo:country="DE" fo:font-size="11.0pt" fo:language="de" style:font-name-asian="Cambria" style:font-size-asian="11.0pt"/>
    </style:style>
    <style:style style:family="table-cell" style:name="aa0df3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6069ac">
      <style:table-row-properties style:row-height="10.0mm"/>
    </style:style>
    <style:style style:family="paragraph" style:name="a8c868f" style:parent-style-name="Standard">
      <style:text-properties fo:country="DE" fo:font-size="11.0pt" fo:language="de" style:font-name-asian="Cambria" style:font-size-asian="11.0pt"/>
    </style:style>
    <style:style style:family="table-cell" style:name="ad423b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5b178" style:parent-style-name="Standard">
      <style:text-properties fo:country="DE" fo:font-size="11.0pt" fo:language="de" style:font-name-asian="Cambria" style:font-size-asian="11.0pt"/>
    </style:style>
    <style:style style:family="table-cell" style:name="aa70fe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e7813" style:parent-style-name="Standard">
      <style:text-properties fo:country="DE" fo:font-size="11.0pt" fo:language="de" style:font-name-asian="Cambria" style:font-size-asian="11.0pt"/>
    </style:style>
    <style:style style:family="table-cell" style:name="a1c4267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1f7c2" style:parent-style-name="Standard">
      <style:text-properties fo:country="DE" fo:font-size="11.0pt" fo:language="de" style:font-name-asian="Cambria" style:font-size-asian="11.0pt"/>
    </style:style>
    <style:style style:family="table-cell" style:name="a35011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753b0">
      <style:table-row-properties style:row-height="10.0mm"/>
    </style:style>
    <style:style style:family="paragraph" style:name="af95fc1" style:parent-style-name="Standard">
      <style:text-properties fo:country="DE" fo:font-size="11.0pt" fo:language="de" style:font-name-asian="Cambria" style:font-size-asian="11.0pt"/>
    </style:style>
    <style:style style:family="table-cell" style:name="acd552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9129a" style:parent-style-name="Standard">
      <style:text-properties fo:country="DE" fo:font-size="11.0pt" fo:language="de" style:font-name-asian="Cambria" style:font-size-asian="11.0pt"/>
    </style:style>
    <style:style style:family="table-cell" style:name="a04dd2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0f7b4" style:parent-style-name="Standard">
      <style:text-properties fo:country="DE" fo:font-size="11.0pt" fo:language="de" style:font-name-asian="Cambria" style:font-size-asian="11.0pt"/>
    </style:style>
    <style:style style:family="table-cell" style:name="abf59ce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827be" style:parent-style-name="Standard">
      <style:text-properties fo:country="DE" fo:font-size="11.0pt" fo:language="de" style:font-name-asian="Cambria" style:font-size-asian="11.0pt"/>
    </style:style>
    <style:style style:family="table-cell" style:name="a03dfd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e3389d">
      <style:table-row-properties style:row-height="10.0mm"/>
    </style:style>
    <style:style style:family="paragraph" style:name="aeaa0a4" style:parent-style-name="Standard">
      <style:text-properties fo:country="DE" fo:font-size="11.0pt" fo:language="de" style:font-name-asian="Cambria" style:font-size-asian="11.0pt"/>
    </style:style>
    <style:style style:family="table-cell" style:name="a1d045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87c57" style:parent-style-name="Standard">
      <style:text-properties fo:country="DE" fo:font-size="11.0pt" fo:language="de" style:font-name-asian="Cambria" style:font-size-asian="11.0pt"/>
    </style:style>
    <style:style style:family="table-cell" style:name="a74f9e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49e5d" style:parent-style-name="Standard">
      <style:text-properties fo:country="DE" fo:font-size="11.0pt" fo:language="de" style:font-name-asian="Cambria" style:font-size-asian="11.0pt"/>
    </style:style>
    <style:style style:family="table-cell" style:name="aaafcac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db27c" style:parent-style-name="Standard">
      <style:text-properties fo:country="DE" fo:font-size="11.0pt" fo:language="de" style:font-name-asian="Cambria" style:font-size-asian="11.0pt"/>
    </style:style>
    <style:style style:family="table-cell" style:name="a13628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7c87ca">
      <style:table-row-properties style:row-height="10.0mm"/>
    </style:style>
    <style:style style:family="paragraph" style:name="ae9f7fa" style:parent-style-name="Standard">
      <style:text-properties fo:country="DE" fo:font-size="11.0pt" fo:language="de" style:font-name-asian="Cambria" style:font-size-asian="11.0pt"/>
    </style:style>
    <style:style style:family="table-cell" style:name="a042d6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c5502" style:parent-style-name="Standard">
      <style:text-properties fo:country="DE" fo:font-size="11.0pt" fo:language="de" style:font-name-asian="Cambria" style:font-size-asian="11.0pt"/>
    </style:style>
    <style:style style:family="table-cell" style:name="a54f575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17beb" style:parent-style-name="Standard">
      <style:text-properties fo:country="DE" fo:font-size="11.0pt" fo:language="de" style:font-name-asian="Cambria" style:font-size-asian="11.0pt"/>
    </style:style>
    <style:style style:family="table-cell" style:name="ab5983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1f7d2" style:parent-style-name="Standard">
      <style:text-properties fo:country="DE" fo:font-size="11.0pt" fo:language="de" style:font-name-asian="Cambria" style:font-size-asian="11.0pt"/>
    </style:style>
    <style:style style:family="table-cell" style:name="add2a9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cfb6be">
      <style:table-row-properties style:row-height="20.0mm"/>
    </style:style>
    <style:style style:family="paragraph" style:name="a5700a9" style:parent-style-name="Standard">
      <style:text-properties fo:country="DE" fo:font-size="11.0pt" fo:language="de" style:font-name-asian="Cambria" style:font-size-asian="11.0pt"/>
    </style:style>
    <style:style style:family="table-cell" style:name="a22eef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82553" style:parent-style-name="Standard">
      <style:text-properties fo:country="DE" fo:font-size="11.0pt" fo:language="de" style:font-name-asian="Cambria" style:font-size-asian="11.0pt"/>
    </style:style>
    <style:style style:family="table-cell" style:name="ab8be54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20e95" style:parent-style-name="Standard">
      <style:text-properties fo:country="DE" fo:font-size="11.0pt" fo:language="de" style:font-name-asian="Cambria" style:font-size-asian="11.0pt"/>
    </style:style>
    <style:style style:family="table-cell" style:name="a0c1dc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8de54" style:parent-style-name="Standard">
      <style:text-properties fo:country="DE" fo:font-size="11.0pt" fo:language="de" style:font-name-asian="Cambria" style:font-size-asian="11.0pt"/>
    </style:style>
    <style:style style:family="table-cell" style:name="a817a0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b2151e">
      <style:table-row-properties style:row-height="20.0mm"/>
    </style:style>
    <style:style style:family="paragraph" style:name="afc0662" style:parent-style-name="Standard">
      <style:text-properties fo:country="DE" fo:font-size="11.0pt" fo:language="de" style:font-name-asian="Cambria" style:font-size-asian="11.0pt"/>
    </style:style>
    <style:style style:family="table-cell" style:name="aec5da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8ed38" style:parent-style-name="Standard">
      <style:text-properties fo:country="DE" fo:font-size="11.0pt" fo:language="de" style:font-name-asian="Cambria" style:font-size-asian="11.0pt"/>
    </style:style>
    <style:style style:family="table-cell" style:name="adf44a1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b1d11" style:parent-style-name="Standard">
      <style:text-properties fo:country="DE" fo:font-size="11.0pt" fo:language="de" style:font-name-asian="Cambria" style:font-size-asian="11.0pt"/>
    </style:style>
    <style:style style:family="table-cell" style:name="a938ad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9d8f6" style:parent-style-name="Standard">
      <style:text-properties fo:country="DE" fo:font-size="11.0pt" fo:language="de" style:font-name-asian="Cambria" style:font-size-asian="11.0pt"/>
    </style:style>
    <style:style style:family="table-cell" style:name="a1782c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dfa548">
      <style:table-row-properties style:row-height="20.0mm"/>
    </style:style>
    <style:style style:family="paragraph" style:name="a2fde9e" style:parent-style-name="Standard">
      <style:text-properties fo:country="DE" fo:font-size="11.0pt" fo:language="de" style:font-name-asian="Cambria" style:font-size-asian="11.0pt"/>
    </style:style>
    <style:style style:family="table-cell" style:name="a1dea0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1aed6" style:parent-style-name="Standard">
      <style:text-properties fo:country="DE" fo:font-size="11.0pt" fo:language="de" style:font-name-asian="Cambria" style:font-size-asian="11.0pt"/>
    </style:style>
    <style:style style:family="table-cell" style:name="a2eeea6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f5b95" style:parent-style-name="Standard">
      <style:text-properties fo:country="DE" fo:font-size="11.0pt" fo:language="de" style:font-name-asian="Cambria" style:font-size-asian="11.0pt"/>
    </style:style>
    <style:style style:family="table-cell" style:name="ae2ea4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d58a4" style:parent-style-name="Standard">
      <style:text-properties fo:country="DE" fo:font-size="11.0pt" fo:language="de" style:font-name-asian="Cambria" style:font-size-asian="11.0pt"/>
    </style:style>
    <style:style style:family="table-cell" style:name="a6107a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f57457">
      <style:table-row-properties style:row-height="20.0mm"/>
    </style:style>
    <style:style style:family="paragraph" style:name="ac1aa23" style:parent-style-name="Standard">
      <style:text-properties fo:country="DE" fo:font-size="11.0pt" fo:language="de" style:font-name-asian="Cambria" style:font-size-asian="11.0pt"/>
    </style:style>
    <style:style style:family="table-cell" style:name="aee2f6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73c52" style:parent-style-name="Standard">
      <style:text-properties fo:country="DE" fo:font-size="11.0pt" fo:language="de" style:font-name-asian="Cambria" style:font-size-asian="11.0pt"/>
    </style:style>
    <style:style style:family="table-cell" style:name="a87c4fb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d99c6" style:parent-style-name="Standard">
      <style:text-properties fo:country="DE" fo:font-size="11.0pt" fo:language="de" style:font-name-asian="Cambria" style:font-size-asian="11.0pt"/>
    </style:style>
    <style:style style:family="table-cell" style:name="a77af2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8f655" style:parent-style-name="Standard">
      <style:text-properties fo:country="DE" fo:font-size="11.0pt" fo:language="de" style:font-name-asian="Cambria" style:font-size-asian="11.0pt"/>
    </style:style>
    <style:style style:family="table-cell" style:name="a66c5d0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3464d">
      <style:table-row-properties style:row-height="20.0mm"/>
    </style:style>
    <style:style style:family="paragraph" style:name="abad270" style:parent-style-name="Standard">
      <style:text-properties fo:country="DE" fo:font-size="11.0pt" fo:language="de" style:font-name-asian="Cambria" style:font-size-asian="11.0pt"/>
    </style:style>
    <style:style style:family="table-cell" style:name="a65d577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3dd76" style:parent-style-name="Standard">
      <style:text-properties fo:country="DE" fo:font-size="11.0pt" fo:language="de" style:font-name-asian="Cambria" style:font-size-asian="11.0pt"/>
    </style:style>
    <style:style style:family="table-cell" style:name="ab3323b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cce31" style:parent-style-name="Standard">
      <style:text-properties fo:country="DE" fo:font-size="11.0pt" fo:language="de" style:font-name-asian="Cambria" style:font-size-asian="11.0pt"/>
    </style:style>
    <style:style style:family="table-cell" style:name="abf156f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77836" style:parent-style-name="Standard">
      <style:text-properties fo:country="DE" fo:font-size="11.0pt" fo:language="de" style:font-name-asian="Cambria" style:font-size-asian="11.0pt"/>
    </style:style>
    <style:style style:family="table-cell" style:name="ad5be99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b1e1e">
      <style:table-row-properties style:row-height="10.0mm"/>
    </style:style>
    <style:style style:family="paragraph" style:name="a0597bd" style:parent-style-name="Standard">
      <style:text-properties fo:country="DE" fo:font-size="11.0pt" fo:language="de" style:font-name-asian="Cambria" style:font-size-asian="11.0pt"/>
    </style:style>
    <style:style style:family="table-cell" style:name="ac30abb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c1aec" style:parent-style-name="Standard">
      <style:text-properties fo:country="DE" fo:font-size="11.0pt" fo:language="de" style:font-name-asian="Cambria" style:font-size-asian="11.0pt"/>
    </style:style>
    <style:style style:family="table-cell" style:name="a066743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d2744" style:parent-style-name="Standard">
      <style:text-properties fo:country="DE" fo:font-size="11.0pt" fo:language="de" style:font-name-asian="Cambria" style:font-size-asian="11.0pt"/>
    </style:style>
    <style:style style:family="table-cell" style:name="a2c260f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171fb" style:parent-style-name="Standard">
      <style:text-properties fo:country="DE" fo:font-size="11.0pt" fo:language="de" style:font-name-asian="Cambria" style:font-size-asian="11.0pt"/>
    </style:style>
    <style:style style:family="table-cell" style:name="a9af6e6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0cbbb">
      <style:table-row-properties style:row-height="10.0mm"/>
    </style:style>
    <style:style style:family="paragraph" style:name="a4702ef" style:parent-style-name="Standard">
      <style:text-properties fo:country="DE" fo:font-size="11.0pt" fo:language="de" style:font-name-asian="Cambria" style:font-size-asian="11.0pt"/>
    </style:style>
    <style:style style:family="table-cell" style:name="a06c964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2e3ca" style:parent-style-name="Standard">
      <style:text-properties fo:country="DE" fo:font-size="11.0pt" fo:language="de" style:font-name-asian="Cambria" style:font-size-asian="11.0pt"/>
    </style:style>
    <style:style style:family="table-cell" style:name="a6742e9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82a6b" style:parent-style-name="Standard">
      <style:text-properties fo:country="DE" fo:font-size="11.0pt" fo:language="de" style:font-name-asian="Cambria" style:font-size-asian="11.0pt"/>
    </style:style>
    <style:style style:family="table-cell" style:name="a034a00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b17b1" style:parent-style-name="Standard">
      <style:text-properties fo:country="DE" fo:font-size="11.0pt" fo:language="de" style:font-name-asian="Cambria" style:font-size-asian="11.0pt"/>
    </style:style>
    <style:style style:family="table-cell" style:name="a41f5b0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fe21d8">
      <style:table-row-properties style:row-height="10.0mm"/>
    </style:style>
    <style:style style:family="table-column" style:name="ae9e719">
      <style:table-column-properties style:rel-column-width="25*"/>
    </style:style>
    <style:style style:family="table" style:name="a49c73d">
      <style:table-properties fo:margin-left="0.0mm" style:width="16.249cm" table:align="left"/>
    </style:style>
    <style:style style:family="paragraph" style:name="ac3feee" style:parent-style-name="Überschrift_20_2">
      <style:paragraph-properties/>
    </style:style>
    <style:style style:family="paragraph" style:name="ab54013" style:parent-style-name="Titel">
      <style:paragraph-properties fo:break-before="page"/>
    </style:style>
  </office:automatic-styles>
  <office:body>
    <office:text>
      <text:p text:style-name="ab54013">Tables</text:p>
      <text:p text:style-name="Untertitel">Examples</text:p>
      <text:h text:outline-level="2" text:style-name="ac3feee">Table with different background colors (hard coded)</text:h>
      <text:p text:style-name="Standard"/>
      <table:table table:style-name="a49c73d">
        <table:table-column table:number-columns-repeated="4" table:style-name="ae9e719"/>
        <table:table-row table:style-name="afe21d8">
          <table:table-cell table:style-name="a41f5b0">
            <text:p text:style-name="aab17b1">1</text:p>
          </table:table-cell>
          <table:table-cell table:style-name="a034a00">
            <text:p text:style-name="a782a6b">2</text:p>
          </table:table-cell>
          <table:table-cell table:style-name="a6742e9">
            <text:p text:style-name="ad2e3ca">3</text:p>
          </table:table-cell>
          <table:table-cell table:style-name="a06c964">
            <text:p text:style-name="a4702ef">4</text:p>
          </table:table-cell>
        </table:table-row>
        <table:table-row table:style-name="aa0cbbb">
          <table:table-cell table:style-name="a9af6e6">
            <text:p text:style-name="ae171fb">1</text:p>
          </table:table-cell>
          <table:table-cell table:style-name="a2c260f">
            <text:p text:style-name="acd2744">2</text:p>
          </table:table-cell>
          <table:table-cell table:style-name="a066743">
            <text:p text:style-name="adc1aec">3</text:p>
          </table:table-cell>
          <table:table-cell table:style-name="ac30abb">
            <text:p text:style-name="a0597bd">4</text:p>
          </table:table-cell>
        </table:table-row>
        <table:table-row table:style-name="a5b1e1e">
          <table:table-cell table:style-name="ad5be99">
            <text:p text:style-name="ad77836">1</text:p>
          </table:table-cell>
          <table:table-cell table:style-name="abf156f">
            <text:p text:style-name="a0cce31">2</text:p>
          </table:table-cell>
          <table:table-cell table:style-name="ab3323b">
            <text:p text:style-name="a53dd76">3</text:p>
          </table:table-cell>
          <table:table-cell table:style-name="a65d577">
            <text:p text:style-name="abad270">4</text:p>
          </table:table-cell>
        </table:table-row>
        <table:table-row table:style-name="aa3464d">
          <table:table-cell table:style-name="a66c5d0">
            <text:p text:style-name="ab8f655">5</text:p>
          </table:table-cell>
          <table:table-cell table:style-name="a77af2a">
            <text:p text:style-name="aed99c6">6</text:p>
          </table:table-cell>
          <table:table-cell table:style-name="a87c4fb">
            <text:p text:style-name="a773c52">7</text:p>
          </table:table-cell>
          <table:table-cell table:style-name="aee2f67">
            <text:p text:style-name="ac1aa23">8</text:p>
          </table:table-cell>
        </table:table-row>
        <table:table-row table:style-name="af57457">
          <table:table-cell table:style-name="a6107ae">
            <text:p text:style-name="abd58a4">5</text:p>
          </table:table-cell>
          <table:table-cell table:style-name="ae2ea42">
            <text:p text:style-name="a1f5b95">6</text:p>
          </table:table-cell>
          <table:table-cell table:style-name="a2eeea6">
            <text:p text:style-name="a91aed6">7</text:p>
          </table:table-cell>
          <table:table-cell table:style-name="a1dea0e">
            <text:p text:style-name="a2fde9e">8</text:p>
          </table:table-cell>
        </table:table-row>
        <table:table-row table:style-name="adfa548">
          <table:table-cell table:style-name="a1782c1">
            <text:p text:style-name="a29d8f6">5</text:p>
          </table:table-cell>
          <table:table-cell table:style-name="a938ad3">
            <text:p text:style-name="aab1d11">6</text:p>
          </table:table-cell>
          <table:table-cell table:style-name="adf44a1">
            <text:p text:style-name="af8ed38">7</text:p>
          </table:table-cell>
          <table:table-cell table:style-name="aec5da0">
            <text:p text:style-name="afc0662">8</text:p>
          </table:table-cell>
        </table:table-row>
        <table:table-row table:style-name="ab2151e">
          <table:table-cell table:style-name="a817a03">
            <text:p text:style-name="a58de54">5</text:p>
          </table:table-cell>
          <table:table-cell table:style-name="a0c1dc5">
            <text:p text:style-name="aa20e95">6</text:p>
          </table:table-cell>
          <table:table-cell table:style-name="ab8be54">
            <text:p text:style-name="a582553">7</text:p>
          </table:table-cell>
          <table:table-cell table:style-name="a22eef6">
            <text:p text:style-name="a5700a9">8</text:p>
          </table:table-cell>
        </table:table-row>
        <table:table-row table:style-name="acfb6be">
          <table:table-cell table:style-name="add2a95">
            <text:p text:style-name="a01f7d2">5</text:p>
          </table:table-cell>
          <table:table-cell table:style-name="ab59830">
            <text:p text:style-name="ac17beb">6</text:p>
          </table:table-cell>
          <table:table-cell table:style-name="a54f575">
            <text:p text:style-name="abc5502">7</text:p>
          </table:table-cell>
          <table:table-cell table:style-name="a042d6a">
            <text:p text:style-name="ae9f7fa">8</text:p>
          </table:table-cell>
        </table:table-row>
        <table:table-row table:style-name="a7c87ca">
          <table:table-cell table:style-name="a136282">
            <text:p text:style-name="a1db27c">9</text:p>
          </table:table-cell>
          <table:table-cell table:style-name="aaafcac">
            <text:p text:style-name="ae49e5d">10</text:p>
          </table:table-cell>
          <table:table-cell table:style-name="a74f9ea">
            <text:p text:style-name="a187c57">11</text:p>
          </table:table-cell>
          <table:table-cell table:style-name="a1d0459">
            <text:p text:style-name="aeaa0a4">12</text:p>
          </table:table-cell>
        </table:table-row>
        <table:table-row table:style-name="ae3389d">
          <table:table-cell table:style-name="a03dfd1">
            <text:p text:style-name="a6827be">9</text:p>
          </table:table-cell>
          <table:table-cell table:style-name="abf59ce">
            <text:p text:style-name="a60f7b4">10</text:p>
          </table:table-cell>
          <table:table-cell table:style-name="a04dd24">
            <text:p text:style-name="aa9129a">11</text:p>
          </table:table-cell>
          <table:table-cell table:style-name="acd5527">
            <text:p text:style-name="af95fc1">12</text:p>
          </table:table-cell>
        </table:table-row>
        <table:table-row table:style-name="a2753b0">
          <table:table-cell table:style-name="a350112">
            <text:p text:style-name="a71f7c2">9</text:p>
          </table:table-cell>
          <table:table-cell table:style-name="a1c4267">
            <text:p text:style-name="aae7813">10</text:p>
          </table:table-cell>
          <table:table-cell table:style-name="aa70fef">
            <text:p text:style-name="a85b178">11</text:p>
          </table:table-cell>
          <table:table-cell table:style-name="ad423b0">
            <text:p text:style-name="a8c868f">12</text:p>
          </table:table-cell>
        </table:table-row>
        <table:table-row table:style-name="a6069ac">
          <table:table-cell table:style-name="aa0df3b">
            <text:p text:style-name="a4e1d52">13</text:p>
          </table:table-cell>
          <table:table-cell table:style-name="aeeebc2">
            <text:p text:style-name="a0c1a48">14</text:p>
          </table:table-cell>
          <table:table-cell table:style-name="a6438ad">
            <text:p text:style-name="a47059e">15</text:p>
          </table:table-cell>
          <table:table-cell table:style-name="a795daa">
            <text:p text:style-name="a4693f9">16</text:p>
          </table:table-cell>
        </table:table-row>
        <table:table-row table:style-name="a4ce316">
          <table:table-cell table:style-name="a348461">
            <text:p text:style-name="adf9efc">13</text:p>
          </table:table-cell>
          <table:table-cell table:style-name="ac02ea2">
            <text:p text:style-name="ac5839d">14</text:p>
          </table:table-cell>
          <table:table-cell table:style-name="a6bff80">
            <text:p text:style-name="a0ae6d0">15</text:p>
          </table:table-cell>
          <table:table-cell table:style-name="a112c1f">
            <text:p text:style-name="a36eada">16</text:p>
          </table:table-cell>
        </table:table-row>
        <table:table-row table:style-name="a1c896c">
          <table:table-cell table:style-name="add268b">
            <text:p text:style-name="afd0b5d">13</text:p>
          </table:table-cell>
          <table:table-cell table:style-name="ad433b0">
            <text:p text:style-name="aac3b61">14</text:p>
          </table:table-cell>
          <table:table-cell table:style-name="af1a835">
            <text:p text:style-name="a123449">15</text:p>
          </table:table-cell>
          <table:table-cell table:style-name="abf6f85">
            <text:p text:style-name="aeca582">16</text:p>
          </table:table-cell>
        </table:table-row>
        <table:table-row table:style-name="a6fbf04">
          <table:table-cell table:style-name="a6a4686">
            <text:p text:style-name="aed39b2">13</text:p>
          </table:table-cell>
          <table:table-cell table:style-name="aa53eb0">
            <text:p text:style-name="a218447">14</text:p>
          </table:table-cell>
          <table:table-cell table:style-name="ace94fa">
            <text:p text:style-name="adecc60">15</text:p>
          </table:table-cell>
          <table:table-cell table:style-name="a25fe44">
            <text:p text:style-name="a85da9b">16</text:p>
          </table:table-cell>
        </table:table-row>
        <table:table-row table:style-name="aab9828">
          <table:table-cell table:style-name="ae3709d">
            <text:p text:style-name="aef898c">13</text:p>
          </table:table-cell>
          <table:table-cell table:style-name="a823174">
            <text:p text:style-name="a0d615c">14</text:p>
          </table:table-cell>
          <table:table-cell table:style-name="a1363ce">
            <text:p text:style-name="a019f28">15</text:p>
          </table:table-cell>
          <table:table-cell table:style-name="aadc2f0">
            <text:p text:style-name="a5658a1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Standard" style:parent-style-name="default_paragraph_style"/>
    <style:style style:display-name="Table Contents" style:family="paragraph" style:name="Table_20_Contents" style:parent-style-name="Standard"/>
    <style:style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size-asian="26.0pt"/>
    </style:style>
    <style:style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style-asian="italic" style:font-style-complex="italic"/>
    </style:style>
    <style:style style:default-outline-level="2" style:display-name="Überschrift 2" style:family="paragraph" style:name="Überschrift_20_2" style:next-style-name="Standard" style:parent-style-name="Standard">
      <style:paragraph-properties fo:margin-bottom="0.0mm" fo:margin-top="3.53mm"/>
      <style:text-properties fo:color="#4f81bd" fo:font-size="13.0pt" fo:font-weight="bold" style:font-name="Calibri" style:font-name-asian="MS Gothic" style:font-size-asian="13.0pt" style:font-weight-asian="bold" style:font-weight-complex="bold"/>
    </style:style>
    <style:style style:default-outline-level="1" style:display-name="Überschrift 1" style:family="paragraph" style:name="Überschrift_20_1" style:next-style-name="Standard" style:parent-style-name="Standard">
      <style:paragraph-properties fo:margin-bottom="0.0mm" fo:margin-top="8.47mm"/>
      <style:text-properties fo:color="#345a8a" fo:font-size="16.0pt" fo:font-weight="bold" style:font-name="Calibri" style:font-name-asian="MS Gothic" style:font-size-asian="16.0pt" style:font-weight-asian="bold" style:font-weight-complex="bold"/>
    </style:style>
    <style:style style:family="text" style:name="Absatz-Standardschriftart" style:parent-style-name="default_character_style"/>
    <style:style style:display-name="Überschrift 1 Zchn" style:family="text" style:name="Überschrift_20_1_20_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Untertitel Zchn" style:family="text" style:name="Untertitel_20_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el Zchn" style:family="text" style:name="Titel_20_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Überschrift 2 Zchn" style:family="text" style:name="Überschrift_20_2_20_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default-style style:family="graphic">
      <style:graphic-properties draw:fill="solid" draw:fill-color="#5b9bd5"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3</dc:date>
    <meta:editing-cycles>2</meta:editing-cycles>
    <meta:editing-duration>PT0.044S</meta:editing-duration>
  </office:meta>
</office:document-meta>
</file>